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8339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2.2228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1" table:style-name="ta1">
        <table:shapes>
          <draw:frame draw:z-index="0" draw:style-name="gr1" draw:text-style-name="P1" svg:width="6.3031in" svg:height="3.5449in" svg:x="12.6929in" svg:y="0.2406in">
            <draw:object draw:notify-on-update-of-ranges="Results_1.A1:Results_1.A1 Results_1.A2:Results_1.A6 Results_1.B1:Results_1.B1 Results_1.B2:Results_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2.9665in" svg:y="4.6933in">
            <draw:object draw:notify-on-update-of-ranges="Results_1.A1:Results_1.A1 Results_1.A2:Results_1.A6 Results_1.C1:Results_1.C1 Results_1.C2:Results_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5in" svg:height="3.5449in" svg:x="6.6161in" svg:y="4.7587in">
            <draw:object draw:notify-on-update-of-ranges="Results_1.A1:Results_1.A1 Results_1.A2:Results_1.A6 Results_1.D1:Results_1.D1 Results_1.D2:Results_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31in" svg:height="3.5449in" svg:x="0.0972in" svg:y="4.7791in">
            <draw:object draw:notify-on-update-of-ranges="Results_1.A1:Results_1.A1 Results_1.A2:Results_1.A6 Results_1.E1:Results_1.E1 Results_1.E2:Results_1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31in" svg:height="3.5449in" svg:x="0.0539in" svg:y="1.1713in">
            <draw:object draw:notify-on-update-of-ranges="Results_1.A1:Results_1.A1 Results_1.A2:Results_1.A6 Results_1.F1:Results_1.F1 Results_1.F2:Results_1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35in" svg:height="3.5449in" svg:x="6.4327in" svg:y="1.2028in">
            <draw:object draw:notify-on-update-of-ranges="Results_1.A1:Results_1.A1 Results_1.A2:Results_1.A6 Results_1.G1:Results_1.G1 Results_1.G2:Results_1.G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  <table:table-cell office:value-type="string" calcext:value-type="string">
            <text:p>sim_insts</text:p>
          </table:table-cell>
        </table:table-row>
        <table:table-row table:style-name="ro1">
          <table:table-cell office:value-type="string" calcext:value-type="string">
            <text:p>specbzip</text:p>
          </table:table-cell>
          <table:table-cell office:value-type="float" office:value="0.083982" calcext:value-type="float">
            <text:p>0.083982</text:p>
          </table:table-cell>
          <table:table-cell office:value-type="float" office:value="1.67965" calcext:value-type="float">
            <text:p>1.67965</text:p>
          </table:table-cell>
          <table:table-cell office:value-type="float" office:value="0.014798" calcext:value-type="float">
            <text:p>0.01479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282163" calcext:value-type="float">
            <text:p>0.282163</text:p>
          </table:table-cell>
          <table:table-cell office:value-type="float" office:value="100000001" calcext:value-type="float">
            <text:p>100000001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0.059396" calcext:value-type="float">
            <text:p>0.059396</text:p>
          </table:table-cell>
          <table:table-cell office:value-type="float" office:value="1.187917" calcext:value-type="float">
            <text:p>1.187917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3.493415" calcext:value-type="float">
            <text:p>3.493415</text:p>
          </table:table-cell>
          <table:table-cell office:value-type="float" office:value="0.060972" calcext:value-type="float">
            <text:p>0.06097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1.299095" calcext:value-type="float">
            <text:p>1.299095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23612" calcext:value-type="float">
            <text:p>0.023612</text:p>
          </table:table-cell>
          <table:table-cell office:value-type="float" office:value="0.055046" calcext:value-type="float">
            <text:p>0.055046</text:p>
          </table:table-cell>
          <table:table-cell office:value-type="float" office:value="100000001" calcext:value-type="float">
            <text:p>100000001</text:p>
          </table:table-cell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0.513528" calcext:value-type="float">
            <text:p>0.513528</text:p>
          </table:table-cell>
          <table:table-cell office:value-type="float" office:value="10.270554" calcext:value-type="float">
            <text:p>10.270554</text:p>
          </table:table-cell>
          <table:table-cell office:value-type="float" office:value="0.121831" calcext:value-type="float">
            <text:p>0.1218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100000000" calcext:value-type="float">
            <text:p>1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3:52:52.360130359</dc:date>
    <meta:editing-duration>PT8M24S</meta:editing-duration>
    <meta:editing-cycles>1</meta:editing-cycles>
    <meta:document-statistic meta:table-count="1" meta:cell-count="42" meta:object-count="6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3.249cm" svg:y="4.203cm" style:legend-expansion="high" chart:style-name="ch2"/>
        <chart:plot-area chart:style-name="ch3" svg:x="0.32cm" svg:y="0.18cm" svg:width="12.60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21cm" svg:y="0.18cm" svg:width="11.735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B2:Results_1.B6" chart:label-cell-address="Results_1.B1:Results_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econds</text:p>
                <draw:g>
                  <svg:desc>Results_1.B1:Results_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0.083982">
                <text:p>0.083982</text:p>
                <draw:g>
                  <svg:desc>Results_1.B2:Results_1.B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59396">
                <text:p>0.059396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174671">
                <text:p>0.174671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64955">
                <text:p>0.064955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513528">
                <text:p>0.513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svg:x="0.32cm" svg:y="0.18cm" svg:width="12.33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5cm" svg:y="0.18cm" svg:width="11.504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C2:Results_1.C6" chart:label-cell-address="Results_1.C1:Results_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cpi</text:p>
                <draw:g>
                  <svg:desc>Results_1.C1:Results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1.67965">
                <text:p>1.67965</text:p>
                <draw:g>
                  <svg:desc>Results_1.C2:Results_1.C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1.187917">
                <text:p>1.187917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3.493415">
                <text:p>3.493415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1.299095">
                <text:p>1.299095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10.270554">
                <text:p>10.270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10.478cm" svg:y="4.004cm" style:legend-expansion="high" chart:style-name="ch2"/>
        <chart:plot-area chart:style-name="ch3" svg:x="0.32cm" svg:y="0.18cm" svg:width="9.838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4cm" svg:y="0.203cm" svg:width="8.918cm" svg:height="7.9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D2:Results_1.D6" chart:label-cell-address="Results_1.D1:Results_1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dcache.overall_miss_rate::total</text:p>
                <draw:g>
                  <svg:desc>Results_1.D1:Results_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0.014798">
                <text:p>0.014798</text:p>
                <draw:g>
                  <svg:desc>Results_1.D2:Results_1.D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1637">
                <text:p>0.001637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60972">
                <text:p>0.060972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121831">
                <text:p>0.121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0.592cm" svg:y="4.004cm" style:legend-expansion="high" chart:style-name="ch2"/>
        <chart:plot-area chart:style-name="ch3" svg:x="0.32cm" svg:y="0.18cm" svg:width="9.952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61cm" svg:y="0.18cm" svg:width="8.781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E2:Results_1.E6" chart:label-cell-address="Results_1.E1:Results_1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icache.overall_miss_rate::total</text:p>
                <draw:g>
                  <svg:desc>Results_1.E1:Results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0.000077">
                <text:p>0.000077</text:p>
                <draw:g>
                  <svg:desc>Results_1.E2:Results_1.E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23612">
                <text:p>0.023612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0.535cm" svg:y="4.004cm" style:legend-expansion="high" chart:style-name="ch2"/>
        <chart:plot-area chart:style-name="ch3" svg:x="0.32cm" svg:y="0.18cm" svg:width="9.895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53cm" svg:y="0.18cm" svg:width="9.158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F2:Results_1.F6" chart:label-cell-address="Results_1.F1:Results_1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l2.overall_miss_rate::total</text:p>
                <draw:g>
                  <svg:desc>Results_1.F1:Results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0.282163">
                <text:p>0.282163</text:p>
                <draw:g>
                  <svg:desc>Results_1.F2:Results_1.F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7776">
                <text:p>0.07776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55046">
                <text:p>0.055046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999972">
                <text:p>0.999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13.824cm" svg:y="4.203cm" style:legend-expansion="high" chart:style-name="ch2"/>
        <chart:plot-area chart:style-name="ch3" svg:x="0.32cm" svg:y="0.18cm" svg:width="13.184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98cm" svg:y="0.18cm" svg:width="10.887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1.A2:Results_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1.G2:Results_1.G6" chart:label-cell-address="Results_1.G1:Results_1.G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insts</text:p>
                <draw:g>
                  <svg:desc>Results_1.G1:Results_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1.A2:Results_1.A6</svg:desc>
                </draw:g>
              </table:table-cell>
              <table:table-cell office:value-type="float" office:value="100000001">
                <text:p>100000001</text:p>
                <draw:g>
                  <svg:desc>Results_1.G2:Results_1.G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100000001">
                <text:p>100000001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100000000">
                <text:p>100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